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944cm"/>
    </style:style>
    <style:style style:name="Tableau1.B" style:family="table-column">
      <style:table-column-properties style:column-width="7.265cm"/>
    </style:style>
    <style:style style:name="Tableau1.C" style:family="table-column">
      <style:table-column-properties style:column-width="4.7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1.926cm" table:align="left"/>
    </style:style>
    <style:style style:name="Tableau2.A" style:family="table-column">
      <style:table-column-properties style:column-width="5.173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2.3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6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style:style style:name="P10" style:family="paragraph" style:parent-style-name="Text_20_body" style:list-style-name="L13"/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9">
      <style:paragraph-properties fo:margin-top="0cm" fo:margin-bottom="0cm" loext:contextual-spacing="false"/>
    </style:style>
    <style:style style:name="P14" style:family="paragraph" style:parent-style-name="Text_20_body" style:list-style-name="L10">
      <style:paragraph-properties fo:margin-top="0cm" fo:margin-bottom="0cm" loext:contextual-spacing="false"/>
    </style:style>
    <style:style style:name="P15" style:family="paragraph" style:parent-style-name="Text_20_body" style:list-style-name="L12">
      <style:paragraph-properties fo:margin-top="0cm" fo:margin-bottom="0cm" loext:contextual-spacing="false"/>
    </style:style>
    <style:style style:name="P16" style:family="paragraph" style:parent-style-name="Text_20_body" style:list-style-name="L13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.499cm" loext:contextual-spacing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Heading">
      <style:paragraph-properties fo:text-align="center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Laravel_point%2520groupe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Laravel_point%2520groupe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<text:a xlink:type="simple" xlink:href="https://github.com/MarionChapuis/memo" text:style-name="Internet_20_link" text:visited-style-name="Visited_20_Internet_20_Link"/></text:p>
      <text:section text:style-name="Sect1" text:name="Section1">
        <text:section text:style-name="Sect1" text:name="readme">
          <text:h text:style-name="Heading_20_1" text:outline-level="1"><text:bookmark text:name="user-content-laravel-point-groupe"/>Laravel Point groupe</text:h>
          <text:p text:style-name="Text_20_body">Trio gagnant : route -&gt; Controller -&gt; Vue</text:p>
          <text:list xml:id="list2926140036" text:style-name="L9">
            <text:list-item>
              <text:p text:style-name="P13">Route : /boissons (href="boissons") </text:p>
            </text:list-item>
            <text:list-item>
              <text:p text:style-name="P13">Controller : BoissonController </text:p>
            </text:list-item>
            <text:list-item>
              <text:p text:style-name="P6">Vue : boisson.list </text:p>
            </text:list-item>
          </text:list>
          <text:h text:style-name="Heading_20_2" text:outline-level="2"><text:bookmark text:name="user-content-helpers"/>Helpers</text:h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>
                <table:table-cell table:style-name="Tableau1.A1" office:value-type="string">
                  <text:p text:style-name="P20">Helper</text:p>
                </table:table-cell>
                <table:table-cell table:style-name="Tableau1.A1" office:value-type="string">
                  <text:p text:style-name="P20">Définition</text:p>
                </table:table-cell>
                <table:table-cell table:style-name="Tableau1.A1" office:value-type="string">
                  <text:p text:style-name="P20">Exemple</text:p>
                </table:table-cell>
              </table:table-row>
            </table:table-header-rows>
            <table:table-row>
              <table:table-cell table:style-name="Tableau1.A1" office:value-type="string">
                <text:p text:style-name="P18">url()</text:p>
              </table:table-cell>
              <table:table-cell table:style-name="Tableau1.A1" office:value-type="string">
                <text:p text:style-name="P18">retourne le chemin absolu d'une URL</text:p>
              </table:table-cell>
              <table:table-cell table:style-name="Tableau1.A1" office:value-type="string">
                <text:p text:style-name="P18">{{ url('/boisson') }}</text:p>
              </table:table-cell>
            </table:table-row>
            <table:table-row>
              <table:table-cell table:style-name="Tableau1.A1" office:value-type="string">
                <text:p text:style-name="P18">route()</text:p>
              </table:table-cell>
              <table:table-cell table:style-name="Tableau1.A1" office:value-type="string">
                <text:p text:style-name="P18">retourne la route avec des paramètres si nécessaire</text:p>
              </table:table-cell>
              <table:table-cell table:style-name="Tableau1.A1" office:value-type="string">
                <text:p text:style-name="P18">{{ route('boissons.list', $id) }}</text:p>
              </table:table-cell>
            </table:table-row>
            <table:table-row>
              <table:table-cell table:style-name="Tableau1.A1" office:value-type="string">
                <text:p text:style-name="P18">Route::get(..)-&gt;name(nomRoute)</text:p>
              </table:table-cell>
              <table:table-cell table:style-name="Tableau1.A1" office:value-type="string">
                <text:p text:style-name="P18">Donne un nom à une route</text:p>
              </table:table-cell>
              <table:table-cell table:style-name="Tableau1.A1" office:value-type="string">
                <text:p text:style-name="P18">-&gt;name(boissons.list)</text:p>
              </table:table-cell>
            </table:table-row>
          </table:table>
          <text:h text:style-name="Heading_20_2" text:outline-level="2"><text:bookmark text:name="user-content-route-avec-paramètres"/>Route avec paramètres</text:h>
          <text:list xml:id="list1153050800" text:style-name="L10">
            <text:list-item>
              <text:p text:style-name="P14">Route : boissons/{id} </text:p>
            </text:list-item>
            <text:list-item>
              <text:p text:style-name="P7">Fonction : show($id) </text:p>
            </text:list-item>
          </text:list>
          <text:h text:style-name="Heading_20_2" text:outline-level="2"><text:bookmark text:name="user-content-description-fonctionnelle"/>Description fonctionnelle</text:h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header-rows>
              <table:table-row>
                <table:table-cell table:style-name="Tableau2.A1" office:value-type="string">
                  <text:p text:style-name="P20">Action</text:p>
                </table:table-cell>
                <table:table-cell table:style-name="Tableau2.A1" office:value-type="string">
                  <text:p text:style-name="P20">Méthode du controller</text:p>
                </table:table-cell>
                <table:table-cell table:style-name="Tableau2.A1" office:value-type="string">
                  <text:p text:style-name="P20">Route</text:p>
                </table:table-cell>
              </table:table-row>
            </table:table-header-rows>
            <table:table-row>
              <table:table-cell table:style-name="Tableau2.A1" office:value-type="string">
                <text:p text:style-name="P18">Liste</text:p>
              </table:table-cell>
              <table:table-cell table:style-name="Tableau2.A1" office:value-type="string">
                <text:p text:style-name="P18">list</text:p>
              </table:table-cell>
              <table:table-cell table:style-name="Tableau2.A1" office:value-type="string">
                <text:p text:style-name="P18">/x/</text:p>
              </table:table-cell>
            </table:table-row>
            <table:table-row>
              <table:table-cell table:style-name="Tableau2.A1" office:value-type="string">
                <text:p text:style-name="P18">Detail</text:p>
              </table:table-cell>
              <table:table-cell table:style-name="Tableau2.A1" office:value-type="string">
                <text:p text:style-name="P18">show</text:p>
              </table:table-cell>
              <table:table-cell table:style-name="Tableau2.A1" office:value-type="string">
                <text:p text:style-name="P18">/x/{id}</text:p>
              </table:table-cell>
            </table:table-row>
            <table:table-row>
              <table:table-cell table:style-name="Tableau2.A1" office:value-type="string">
                <text:p text:style-name="P18">Afficher Formulaire Création</text:p>
              </table:table-cell>
              <table:table-cell table:style-name="Tableau2.A1" office:value-type="string">
                <text:p text:style-name="P18">create</text:p>
              </table:table-cell>
              <table:table-cell table:style-name="Tableau2.A1" office:value-type="string">
                <text:p text:style-name="P18">/x/create</text:p>
              </table:table-cell>
            </table:table-row>
            <table:table-row>
              <table:table-cell table:style-name="Tableau2.A1" office:value-type="string">
                <text:p text:style-name="P18">Traiter Formulaire création</text:p>
              </table:table-cell>
              <table:table-cell table:style-name="Tableau2.A1" office:value-type="string">
                <text:p text:style-name="P18">store</text:p>
              </table:table-cell>
              <table:table-cell table:style-name="Tableau2.A1" office:value-type="string">
                <text:p text:style-name="P18">/x/ (Post)</text:p>
              </table:table-cell>
            </table:table-row>
            <table:table-row>
              <table:table-cell table:style-name="Tableau2.A1" office:value-type="string">
                <text:p text:style-name="P18">Afficher Formulaire Edition</text:p>
              </table:table-cell>
              <table:table-cell table:style-name="Tableau2.A1" office:value-type="string">
                <text:p text:style-name="P18">edit</text:p>
              </table:table-cell>
              <table:table-cell table:style-name="Tableau2.A1" office:value-type="string">
                <text:p text:style-name="P18">/x/{id}/edit</text:p>
              </table:table-cell>
            </table:table-row>
            <table:table-row>
              <table:table-cell table:style-name="Tableau2.A1" office:value-type="string">
                <text:p text:style-name="P18">Traiter Formulaire Edition</text:p>
              </table:table-cell>
              <table:table-cell table:style-name="Tableau2.A1" office:value-type="string">
                <text:p text:style-name="P18">publish</text:p>
              </table:table-cell>
              <table:table-cell table:style-name="Tableau2.A1" office:value-type="string">
                <text:p text:style-name="P18">/x/{id} PUT</text:p>
              </table:table-cell>
            </table:table-row>
            <table:table-row>
              <table:table-cell table:style-name="Tableau2.A1" office:value-type="string">
                <text:p text:style-name="P18">Supprimer</text:p>
              </table:table-cell>
              <table:table-cell table:style-name="Tableau2.A1" office:value-type="string">
                <text:p text:style-name="P18">delete / /x/{id} DELETE</text:p>
              </table:table-cell>
              <table:table-cell table:style-name="Tableau2.A1" office:value-type="string">
                <text:p text:style-name="P19"/>
              </table:table-cell>
            </table:table-row>
          </table:table>
          <text:p text:style-name="Text_20_body">Post : créer Put : modifier</text:p>
          <text:h text:style-name="Heading_20_2" text:outline-level="2"><text:bookmark text:name="user-content-migration"/>Migration</text:h>
          <text:p text:style-name="Text_20_body">Description de comment est notre BDD. Instance d'un objet qui représente une table avec plein de méthodes. Permet aux autres de récupèrer la structure : php artisan migrate</text:p>
          <text:h text:style-name="Heading_20_2" text:outline-level="2"><text:bookmark text:name="user-content-orm--eloquent"/>ORM : eloquent</text:h>
          <text:p text:style-name="Text_20_body">Se charge de la BDD (ajout, suppression, modification...) peu importe le SGBD (Mysql...)</text:p>
          <text:list xml:id="list3963361851" text:style-name="L11">
            <text:list-item>
              <text:p text:style-name="P8">Commande pour créer le modèle : php artisan make:model Nomsingulier (ex: Boisson) -m </text:p>
            </text:list-item>
          </text:list>
          <text:p text:style-name="Text_20_body"><text:soft-page-break/>Nommage :</text:p>
          <text:p text:style-name="Text_20_body">nom table : pluriel minuscule nom model : une Majuscule singulier nom Controller : une Majuscule singulier</text:p>
          <text:p text:style-name="Text_20_body">return view(boisson.list) boisson.list = boisson/list</text:p>
        </text:section>
      </text:section>
      <text:list xml:id="list3338553949" text:style-name="L12">
        <text:list-header>
          <text:p text:style-name="P15"/>
        </text:list-header>
      </text:list>
      <text:p text:style-name="Text_20_body"><office:annotation><dc:date>2018-01-29T16:40:35.071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0:30.587000000</meta:creation-date>
    <dc:date>2018-01-29T16:41:27.822000000</dc:date>
    <meta:editing-duration>PT57S</meta:editing-duration>
    <meta:editing-cycles>1</meta:editing-cycles>
    <meta:document-statistic meta:table-count="2" meta:image-count="0" meta:object-count="0" meta:page-count="2" meta:paragraph-count="56" meta:word-count="200" meta:character-count="1328" meta:non-whitespace-character-count="1183"/>
    <meta:generator>LibreOffice/5.4.1.2$Windows_X86_64 LibreOffice_project/ea7cb86e6eeb2bf3a5af73a8f7777ac570321527</meta:generator>
  </office:meta>
</office:document-meta>
</file>